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le1" style:family="table">
      <style:table-properties style:width="17.013cm" fo:margin-left="0cm" table:align="left"/>
    </style:style>
    <style:style style:name="Tabelle1.A" style:family="table-column">
      <style:table-column-properties style:column-width="8.493cm"/>
    </style:style>
    <style:style style:name="Tabelle1.B" style:family="table-column">
      <style:table-column-properties style:column-width="4.207cm"/>
    </style:style>
    <style:style style:name="Tabelle1.C" style:family="table-column">
      <style:table-column-properties style:column-width="4.313cm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C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Liberation Sans" fo:font-size="10pt" officeooo:rsid="0000e28e" officeooo:paragraph-rsid="0000e28e" style:font-size-asian="10pt" style:font-size-complex="10pt"/>
    </style:style>
    <style:style style:name="P2" style:family="paragraph" style:parent-style-name="Standard">
      <style:text-properties style:font-name="Liberation Sans" fo:font-size="10pt" officeooo:rsid="000209a0" officeooo:paragraph-rsid="000209a0" style:font-size-asian="10pt" style:font-size-complex="10pt"/>
    </style:style>
    <style:style style:name="P3" style:family="paragraph" style:parent-style-name="Standard">
      <style:text-properties style:font-name="Liberation Sans" fo:font-size="10pt" officeooo:rsid="0003ff48" officeooo:paragraph-rsid="0003ff48" style:font-size-asian="10pt" style:font-size-complex="10pt"/>
    </style:style>
    <style:style style:name="P4" style:family="paragraph" style:parent-style-name="Standard">
      <style:text-properties style:font-name="Liberation Sans" fo:font-size="10pt" officeooo:rsid="000531f5" officeooo:paragraph-rsid="000531f5" style:font-size-asian="10pt" style:font-size-complex="10pt"/>
    </style:style>
    <style:style style:name="P5" style:family="paragraph" style:parent-style-name="Standard">
      <style:text-properties style:font-name="Liberation Sans" fo:font-size="10pt" officeooo:rsid="0000e3f4" officeooo:paragraph-rsid="0000e3f4" style:font-size-asian="10pt" style:font-size-complex="10pt"/>
    </style:style>
    <style:style style:name="P6" style:family="paragraph" style:parent-style-name="Standard">
      <style:text-properties style:font-name="Liberation Sans" fo:font-size="10pt" fo:font-weight="bold" officeooo:rsid="0000e28e" officeooo:paragraph-rsid="0000e28e" style:font-size-asian="10pt" style:font-weight-asian="bold" style:font-size-complex="10pt" style:font-weight-complex="bold"/>
    </style:style>
    <style:style style:name="P7" style:family="paragraph" style:parent-style-name="Standard">
      <style:text-properties style:font-name="Liberation Sans" fo:font-size="10pt" fo:font-weight="bold" officeooo:rsid="00090d19" officeooo:paragraph-rsid="00090d19" style:font-size-asian="10pt" style:font-weight-asian="bold" style:font-size-complex="10pt" style:font-weight-complex="bold"/>
    </style:style>
    <style:style style:name="P8" style:family="paragraph" style:parent-style-name="Table_20_Contents">
      <style:text-properties style:font-name="Liberation Sans" fo:font-size="10pt" officeooo:rsid="000531f5" officeooo:paragraph-rsid="000531f5" style:font-size-asian="10pt" style:font-size-complex="10pt"/>
    </style:style>
    <style:style style:name="P9" style:family="paragraph" style:parent-style-name="Table_20_Contents">
      <style:paragraph-properties>
        <style:tab-stops>
          <style:tab-stop style:position="4.207cm" style:type="right"/>
        </style:tab-stops>
      </style:paragraph-properties>
      <style:text-properties style:font-name="Liberation Sans" fo:font-size="10pt" officeooo:rsid="000531f5" officeooo:paragraph-rsid="000531f5" style:font-size-asian="10pt" style:font-size-complex="10pt"/>
    </style:style>
    <style:style style:name="P10" style:family="paragraph" style:parent-style-name="Table_20_Contents">
      <style:paragraph-properties fo:text-align="center" style:justify-single-word="false"/>
      <style:text-properties style:font-name="Liberation Sans" fo:font-size="10pt" officeooo:rsid="000531f5" officeooo:paragraph-rsid="000531f5" style:font-size-asian="10pt" style:font-size-complex="10pt"/>
    </style:style>
    <style:style style:name="P11" style:family="paragraph" style:parent-style-name="Table_20_Contents">
      <style:paragraph-properties fo:text-align="center" style:justify-single-word="false"/>
      <style:text-properties style:font-name="Liberation Sans" fo:font-size="10pt" officeooo:rsid="000531f5" officeooo:paragraph-rsid="00061dab" style:font-size-asian="10pt" style:font-size-complex="10pt"/>
    </style:style>
    <style:style style:name="P12" style:family="paragraph" style:parent-style-name="Table_20_Contents">
      <style:paragraph-properties fo:text-align="center" style:justify-single-word="false"/>
      <style:text-properties style:font-name="Liberation Sans" fo:font-size="10pt" officeooo:rsid="000531f5" officeooo:paragraph-rsid="0006ee1a" style:font-size-asian="10pt" style:font-size-complex="10pt"/>
    </style:style>
    <style:style style:name="P13" style:family="paragraph" style:parent-style-name="Table_20_Contents">
      <style:paragraph-properties fo:text-align="center" style:justify-single-word="false"/>
      <style:text-properties style:font-name="Liberation Sans" fo:font-size="10pt" officeooo:rsid="000531f5" officeooo:paragraph-rsid="00070aa0" style:font-size-asian="10pt" style:font-size-complex="10pt"/>
    </style:style>
    <style:style style:name="P14" style:family="paragraph" style:parent-style-name="Table_20_Contents">
      <style:paragraph-properties fo:text-align="center" style:justify-single-word="false"/>
      <style:text-properties style:font-name="Liberation Sans" fo:font-size="10pt" officeooo:rsid="000531f5" officeooo:paragraph-rsid="000acf48" style:font-size-asian="10pt" style:font-size-complex="10pt"/>
    </style:style>
    <style:style style:name="P15" style:family="paragraph" style:parent-style-name="Table_20_Contents">
      <style:text-properties style:font-name="Liberation Sans" fo:font-size="10pt" fo:font-weight="bold" officeooo:rsid="000531f5" officeooo:paragraph-rsid="000531f5" style:font-size-asian="10pt" style:font-weight-asian="bold" style:font-size-complex="10pt" style:font-weight-complex="bold"/>
    </style:style>
    <style:style style:name="P16" style:family="paragraph" style:parent-style-name="Table_20_Contents">
      <style:text-properties style:font-name="Liberation Sans" fo:font-size="10pt" fo:font-weight="bold" officeooo:rsid="000531f5" officeooo:paragraph-rsid="00090d19" style:font-size-asian="10pt" style:font-weight-asian="bold" style:font-size-complex="10pt" style:font-weight-complex="bold"/>
    </style:style>
    <style:style style:name="P17" style:family="paragraph" style:parent-style-name="Table_20_Contents">
      <style:text-properties style:font-name="Liberation Sans" fo:font-size="10pt" fo:font-weight="bold" officeooo:rsid="00061dab" officeooo:paragraph-rsid="00061dab" style:font-size-asian="10pt" style:font-weight-asian="bold" style:font-size-complex="10pt" style:font-weight-complex="bold"/>
    </style:style>
    <style:style style:name="P18" style:family="paragraph" style:parent-style-name="Table_20_Contents">
      <style:text-properties style:font-name="Liberation Sans" fo:font-size="10pt" fo:font-weight="bold" officeooo:rsid="00061dab" officeooo:paragraph-rsid="000acf48" style:font-size-asian="10pt" style:font-weight-asian="bold" style:font-size-complex="10pt" style:font-weight-complex="bold"/>
    </style:style>
    <style:style style:name="P19" style:family="paragraph" style:parent-style-name="Table_20_Contents">
      <style:text-properties style:font-name="Liberation Sans" fo:font-size="10pt" fo:font-weight="bold" officeooo:rsid="000acf48" officeooo:paragraph-rsid="000acf48" style:font-size-asian="10pt" style:font-weight-asian="bold" style:font-size-complex="10pt" style:font-weight-complex="bold"/>
    </style:style>
    <style:style style:name="P20" style:family="paragraph" style:parent-style-name="Table_20_Contents">
      <style:text-properties style:font-name="Liberation Sans" fo:font-size="10pt" fo:font-weight="normal" officeooo:rsid="0006ee1a" officeooo:paragraph-rsid="0006ee1a" style:font-size-asian="10pt" style:font-weight-asian="normal" style:font-size-complex="10pt" style:font-weight-complex="normal"/>
    </style:style>
    <style:style style:name="P21" style:family="paragraph" style:parent-style-name="Table_20_Contents">
      <style:paragraph-properties fo:text-align="justify" style:justify-single-word="false"/>
      <style:text-properties style:text-position="0% 100%" style:font-name="Liberation Sans" fo:font-size="10pt" fo:font-weight="bold" officeooo:rsid="000acf48" officeooo:paragraph-rsid="000acf48" style:font-size-asian="10pt" style:font-weight-asian="bold" style:font-size-complex="10pt" style:font-weight-complex="bold"/>
    </style:style>
    <style:style style:name="P22" style:family="paragraph" style:parent-style-name="Standard">
      <style:text-properties style:font-name="Liberation Sans" fo:font-size="10pt" officeooo:rsid="0000e3f4" officeooo:paragraph-rsid="000531f5" style:font-size-asian="10pt" style:font-size-complex="10pt"/>
    </style:style>
    <style:style style:name="P23" style:family="paragraph" style:parent-style-name="Table_20_Contents">
      <style:text-properties style:font-name="Liberation Sans" fo:font-size="10pt" fo:font-weight="normal" officeooo:rsid="00061dab" officeooo:paragraph-rsid="00061dab" style:font-size-asian="10pt" style:font-weight-asian="normal" style:font-size-complex="10pt" style:font-weight-complex="normal"/>
    </style:style>
    <style:style style:name="P24" style:family="paragraph" style:parent-style-name="Table_20_Contents">
      <style:paragraph-properties fo:text-align="center" style:justify-single-word="false"/>
      <style:text-properties style:text-position="0% 100%" style:font-name="Liberation Sans" fo:font-size="10pt" officeooo:rsid="000531f5" officeooo:paragraph-rsid="00061dab" style:font-size-asian="10pt" style:font-size-complex="10pt"/>
    </style:style>
    <style:style style:name="T1" style:family="text">
      <style:text-properties officeooo:rsid="000531f5"/>
    </style:style>
    <style:style style:name="T2" style:family="text">
      <style:text-properties style:text-position="sub 58%"/>
    </style:style>
    <style:style style:name="T3" style:family="text">
      <style:text-properties style:text-position="sub 58%" officeooo:rsid="00061dab"/>
    </style:style>
    <style:style style:name="T4" style:family="text">
      <style:text-properties style:text-position="sub 58%" fo:font-weight="bold" style:font-weight-asian="bold" style:font-weight-complex="bold"/>
    </style:style>
    <style:style style:name="T5" style:family="text">
      <style:text-properties style:text-position="sub 58%" fo:font-weight="normal" style:font-weight-asian="normal" style:font-weight-complex="normal"/>
    </style:style>
    <style:style style:name="T6" style:family="text">
      <style:text-properties style:text-position="0% 100%"/>
    </style:style>
    <style:style style:name="T7" style:family="text">
      <style:text-properties style:text-position="0% 100%" officeooo:rsid="00061dab"/>
    </style:style>
    <style:style style:name="T8" style:family="text">
      <style:text-properties style:text-position="0% 100%" fo:font-weight="bold" style:font-weight-asian="bold" style:font-weight-complex="bold"/>
    </style:style>
    <style:style style:name="T9" style:family="text">
      <style:text-properties style:text-position="0% 100%" fo:font-weight="normal" style:font-weight-asian="normal" style:font-weight-complex="normal"/>
    </style:style>
    <style:style style:name="T10" style:family="text">
      <style:text-properties style:text-position="0% 100%" officeooo:rsid="0006ee1a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06ee1a" style:font-weight-asian="bold" style:font-weight-complex="bold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weight="normal" officeooo:rsid="00070aa0" style:font-weight-asian="normal" style:font-weight-complex="normal"/>
    </style:style>
    <style:style style:name="T15" style:family="text">
      <style:text-properties fo:font-weight="normal" officeooo:rsid="000acf48" style:font-weight-asian="normal" style:font-weight-complex="normal"/>
    </style:style>
    <style:style style:name="T16" style:family="text">
      <style:text-properties officeooo:rsid="0006ee1a"/>
    </style:style>
    <style:style style:name="T17" style:family="text">
      <style:text-properties officeooo:rsid="00070aa0"/>
    </style:style>
    <style:style style:name="T18" style:family="text">
      <style:text-properties officeooo:rsid="00090d19"/>
    </style:style>
    <style:style style:name="T19" style:family="text">
      <style:text-properties officeooo:rsid="000acf48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Digitale Empfangsbestätigung</text:p>
      <text:p text:style-name="P2">Wenn eine Nachricht von Alice an Bob gesendet wird, schickt Alice diese unterschrieben und verschlüsselt an Bob.</text:p>
      <text:p text:style-name="P2">Bob entschlüsselt und überprüft die Unterschrift. Dann unterschreibt B die Nachricht, verschlüsselt sie mit seinem Public Key und schickt sie an Alice zurück.</text:p>
      <text:p text:style-name="P2">Alice entschlüsselt und überprüft die Unterschrift. Stimmen die Nachrichten überein, so hat Bob die Nachricht korrekt bekommen.</text:p>
      <text:p text:style-name="P1"/>
      <text:p text:style-name="P3">Vorsicht ist geboten, wenn die Nachricht mit dem selben Schlüsselpaar. (V,S) = (E,D), <text:span text:style-name="T1">also dass der öffentliche Verifikationsschlüssel der Verschlüsselungsschlüssel ist und der private Signaturschlüssel der Entschlüsselungsschlüssel ist. (für alle Beteiligten)</text:span></text:p>
      <text:p text:style-name="P4">Mallory bringt somit Bob dazu die Verschlüsselung zu entfernen.</text:p>
      <text:p text:style-name="P4"/>
      <text:p text:style-name="P4"/>
      <text:p text:style-name="P7"/>
      <table:table table:name="Tabelle1" table:style-name="Tabelle1">
        <table:table-column table:style-name="Tabelle1.A"/>
        <table:table-column table:style-name="Tabelle1.B"/>
        <table:table-column table:style-name="Tabelle1.C"/>
        <table:table-row>
          <table:table-cell table:style-name="Tabelle1.A1" office:value-type="string">
            <text:p text:style-name="P16"><text:span text:style-name="T18">Angriffv</text:span>organg</text:p>
          </table:table-cell>
          <table:table-cell table:style-name="Tabelle1.A1" office:value-type="string">
            <text:p text:style-name="P8"/>
          </table:table-cell>
          <table:table-cell table:style-name="Tabelle1.C1" office:value-type="string">
            <text:p text:style-name="P9"><text:span text:style-name="T11">E</text:span><text:span text:style-name="T4">X</text:span><text:span text:style-name="T8"> = V</text:span><text:span text:style-name="T4">X</text:span><text:span text:style-name="T8"><text:tab/>D</text:span><text:span text:style-name="T4">X</text:span><text:span text:style-name="T8"> = S</text:span><text:span text:style-name="T4">X</text:span><text:span text:style-name="T6"> </text:span></text:p>
          </table:table-cell>
        </table:table-row>
        <table:table-row>
          <table:table-cell table:style-name="Tabelle1.A2" office:value-type="string">
            <text:p text:style-name="P8"><text:span text:style-name="T11">A</text:span> unterschreibt, verschlüsselt und schickt <text:span text:style-name="T16">an </text:span><text:span text:style-name="T12">B</text:span></text:p>
          </table:table-cell>
          <table:table-cell table:style-name="Tabelle1.A2" office:value-type="string">
            <text:p text:style-name="P10">E<text:span text:style-name="T2">B </text:span><text:span text:style-name="T6">( S</text:span><text:span text:style-name="T2">A </text:span><text:span text:style-name="T6">( m ) )</text:span></text:p>
          </table:table-cell>
          <table:table-cell table:style-name="Tabelle1.C2" office:value-type="string">
            <text:p text:style-name="P10">E<text:span text:style-name="T2">B </text:span><text:span text:style-name="T6">( </text:span><text:span text:style-name="T7">D</text:span><text:span text:style-name="T2">A </text:span><text:span text:style-name="T6">( m ) )</text:span></text:p>
          </table:table-cell>
        </table:table-row>
        <table:table-row>
          <table:table-cell table:style-name="Tabelle1.A2" office:value-type="string">
            <text:p text:style-name="P20"><text:span text:style-name="T11">M</text:span> fängt die Nachricht ab. Und leitet sie an <text:span text:style-name="T11">B </text:span>weiter</text:p>
            <text:p text:style-name="P20">(dadurch denkt <text:span text:style-name="T11">B</text:span> <text:span text:style-name="T11">M</text:span> verschlüsselt und signiert)</text:p>
          </table:table-cell>
          <table:table-cell table:style-name="Tabelle1.A2" office:value-type="string">
            <text:p text:style-name="P11"/>
          </table:table-cell>
          <table:table-cell table:style-name="Tabelle1.C2" office:value-type="string">
            <text:p text:style-name="P11"/>
          </table:table-cell>
        </table:table-row>
        <table:table-row>
          <table:table-cell table:style-name="Tabelle1.A2" office:value-type="string">
            <text:p text:style-name="P15">B<text:span text:style-name="T13"> entschlüsselt </text:span><text:span text:style-name="T14">und überprüft Signatur</text:span></text:p>
            <text:p text:style-name="P23"/>
          </table:table-cell>
          <table:table-cell table:style-name="Tabelle1.A2" office:value-type="string">
            <text:p text:style-name="P12">V<text:span text:style-name="T2">A <text:s/></text:span><text:span text:style-name="T6">( D</text:span><text:span text:style-name="T2">B </text:span><text:span text:style-name="T6">( E</text:span><text:span text:style-name="T2">B </text:span><text:span text:style-name="T6">( S</text:span><text:span text:style-name="T2">A </text:span><text:span text:style-name="T6">( m ) ) ) )</text:span></text:p>
            <text:p text:style-name="P12"><text:span text:style-name="T10">= </text:span><text:span text:style-name="T6">m</text:span></text:p>
          </table:table-cell>
          <table:table-cell table:style-name="Tabelle1.C2" office:value-type="string">
            <text:p text:style-name="P11"><text:span text:style-name="T7">E</text:span><text:span text:style-name="T3">M </text:span><text:span text:style-name="T6">( D</text:span><text:span text:style-name="T2">B </text:span><text:span text:style-name="T6">( E</text:span><text:span text:style-name="T2">B </text:span><text:span text:style-name="T6">( </text:span><text:span text:style-name="T7">D</text:span><text:span text:style-name="T2">A </text:span><text:span text:style-name="T6">( m ) ) ) ) </text:span><text:span text:style-name="T7"><text:s/></text:span><text:span text:style-name="T10">= </text:span><text:span text:style-name="T7">E</text:span><text:span text:style-name="T3">M </text:span><text:span text:style-name="T7">( D</text:span><text:span text:style-name="T3">A </text:span><text:span text:style-name="T7">( m ) )</text:span></text:p>
          </table:table-cell>
        </table:table-row>
        <table:table-row>
          <table:table-cell table:style-name="Tabelle1.A2" office:value-type="string">
            <text:p text:style-name="P18">B <text:span text:style-name="T13">unterschreibt, verschlüsselt </text:span><text:span text:style-name="T14">und</text:span><text:span text:style-name="T13"> schickt </text:span><text:span text:style-name="T14">an </text:span><text:span text:style-name="T17">A / M</text:span></text:p>
          </table:table-cell>
          <table:table-cell table:style-name="Tabelle1.A2" office:value-type="string">
            <text:p text:style-name="P13"><text:span text:style-name="T6">E</text:span><text:span text:style-name="T3">A </text:span><text:span text:style-name="T6">( S</text:span><text:span text:style-name="T3">B </text:span><text:span text:style-name="T6">( m ) )</text:span></text:p>
          </table:table-cell>
          <table:table-cell table:style-name="Tabelle1.C2" office:value-type="string">
            <text:p text:style-name="P13"><text:span text:style-name="T7">E</text:span><text:span text:style-name="T3">M </text:span><text:span text:style-name="T7">( D</text:span><text:span text:style-name="T3">B </text:span><text:span text:style-name="T7">( E</text:span><text:span text:style-name="T3">M </text:span><text:span text:style-name="T7">( D</text:span><text:span text:style-name="T3">A </text:span><text:span text:style-name="T7">( m ) ) ) )</text:span></text:p>
          </table:table-cell>
        </table:table-row>
        <table:table-row>
          <table:table-cell table:style-name="Tabelle1.A2" office:value-type="string">
            <text:p text:style-name="P18"><text:span text:style-name="T15">Somit hat </text:span><text:span text:style-name="T19">M </text:span><text:span text:style-name="T15">den Nachrichtentext.</text:span></text:p>
            <text:p text:style-name="P19"><text:span text:style-name="T13">Eigener D</text:span><text:span text:style-name="T5">M</text:span><text:span text:style-name="T9">, dann E</text:span><text:span text:style-name="T5">B</text:span><text:span text:style-name="T9">, dann D</text:span><text:span text:style-name="T5">M</text:span><text:span text:style-name="T9">, und zum Schluss E</text:span><text:span text:style-name="T5">A</text:span></text:p>
            <text:p text:style-name="P21"><text:span text:style-name="T13">E</text:span><text:span text:style-name="T5">B</text:span><text:span text:style-name="T13"> und E</text:span><text:span text:style-name="T5">A</text:span><text:span text:style-name="T13"> ist ein Public Key</text:span></text:p>
          </table:table-cell>
          <table:table-cell table:style-name="Tabelle1.A2" office:value-type="string">
            <text:p text:style-name="P24"/>
          </table:table-cell>
          <table:table-cell table:style-name="Tabelle1.C2" office:value-type="string">
            <text:p text:style-name="P14"><text:span text:style-name="T7">D</text:span><text:span text:style-name="T3">B </text:span><text:span text:style-name="T7">( E</text:span><text:span text:style-name="T3">M </text:span><text:span text:style-name="T7">( D</text:span><text:span text:style-name="T3">A </text:span><text:span text:style-name="T7">( m ) ) )</text:span></text:p>
            <text:p text:style-name="P14"><text:span text:style-name="T7">E</text:span><text:span text:style-name="T3">M </text:span><text:span text:style-name="T7">( D</text:span><text:span text:style-name="T3">A </text:span><text:span text:style-name="T7">( m ) )</text:span></text:p>
            <text:p text:style-name="P14"><text:span text:style-name="T7">D</text:span><text:span text:style-name="T3">A </text:span><text:span text:style-name="T7">( m )</text:span></text:p>
          </table:table-cell>
        </table:table-row>
        <table:table-row>
          <table:table-cell table:style-name="Tabelle1.A2" office:value-type="string">
            <text:p text:style-name="P17"/>
          </table:table-cell>
          <table:table-cell table:style-name="Tabelle1.A2" office:value-type="string">
            <text:p text:style-name="P11"/>
          </table:table-cell>
          <table:table-cell table:style-name="Tabelle1.C2" office:value-type="string">
            <text:p text:style-name="P11"/>
          </table:table-cell>
        </table:table-row>
      </table:table>
      <text:p text:style-name="P4"/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9T20:43:33.025398323</meta:creation-date>
    <meta:generator>LibreOffice/6.0.7.3$Linux_X86_64 LibreOffice_project/00m0$Build-3</meta:generator>
    <dc:date>2019-03-31T19:55:34.854547599</dc:date>
    <meta:editing-duration>PT21M2S</meta:editing-duration>
    <meta:editing-cycles>5</meta:editing-cycles>
    <meta:document-statistic meta:table-count="1" meta:image-count="0" meta:object-count="0" meta:page-count="1" meta:paragraph-count="26" meta:word-count="258" meta:character-count="1320" meta:non-whitespace-character-count="1085"/>
  </office:meta>
</office:document-meta>
</file>